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125cm" style:rel-column-width="8191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15%"/>
      <style:text-properties style:text-underline-style="none" fo:font-weight="bold" officeooo:rsid="00212ae4" officeooo:paragraph-rsid="001e50b4" style:font-weight-asian="bold" style:font-weight-complex="bold"/>
    </style:style>
    <style:style style:name="P2" style:family="paragraph" style:parent-style-name="Standard">
      <style:text-properties style:text-underline-style="none" fo:font-weight="bold" officeooo:rsid="001e50b4" officeooo:paragraph-rsid="001e50b4" style:font-weight-asian="bold" style:font-weight-complex="bold"/>
    </style:style>
    <style:style style:name="P3" style:family="paragraph" style:parent-style-name="Standard">
      <style:text-properties style:text-underline-style="none" fo:font-weight="bold" officeooo:rsid="001e50b4" officeooo:paragraph-rsid="0032f498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1e50b4" officeooo:paragraph-rsid="003f2597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30986f" officeooo:paragraph-rsid="0030986f" style:font-weight-asian="bold" style:font-weight-complex="bold"/>
    </style:style>
    <style:style style:name="P6" style:family="paragraph" style:parent-style-name="Standard">
      <style:text-properties style:text-underline-style="none" officeooo:rsid="001e50b4" officeooo:paragraph-rsid="001e50b4"/>
    </style:style>
    <style:style style:name="P7" style:family="paragraph" style:parent-style-name="Standard">
      <style:text-properties style:text-underline-style="none" officeooo:rsid="001e50b4" officeooo:paragraph-rsid="0028017d"/>
    </style:style>
    <style:style style:name="P8" style:family="paragraph" style:parent-style-name="Standard">
      <style:paragraph-properties fo:text-align="justify" style:justify-single-word="false"/>
      <style:text-properties style:text-underline-style="none" officeooo:rsid="001e50b4" officeooo:paragraph-rsid="00338182"/>
    </style:style>
    <style:style style:name="P9" style:family="paragraph" style:parent-style-name="Standard">
      <style:paragraph-properties fo:text-align="justify" style:justify-single-word="false"/>
      <style:text-properties style:text-underline-style="none" officeooo:rsid="001e50b4" officeooo:paragraph-rsid="001e50b4"/>
    </style:style>
    <style:style style:name="P10" style:family="paragraph" style:parent-style-name="Standard">
      <style:paragraph-properties fo:text-align="justify" style:justify-single-word="false"/>
      <style:text-properties style:text-underline-style="none" officeooo:rsid="001e50b4" officeooo:paragraph-rsid="0039b3b6"/>
    </style:style>
    <style:style style:name="P11" style:family="paragraph" style:parent-style-name="Standard">
      <style:text-properties style:text-underline-style="none" officeooo:rsid="001e50b4" officeooo:paragraph-rsid="00367ac0"/>
    </style:style>
    <style:style style:name="P12" style:family="paragraph" style:parent-style-name="Standard">
      <style:text-properties style:text-underline-style="none" officeooo:rsid="001e50b4" officeooo:paragraph-rsid="003d798c"/>
    </style:style>
    <style:style style:name="P13" style:family="paragraph" style:parent-style-name="Standard">
      <style:text-properties style:text-underline-style="none" officeooo:rsid="001e50b4" officeooo:paragraph-rsid="003f2597"/>
    </style:style>
    <style:style style:name="P14" style:family="paragraph" style:parent-style-name="Standard">
      <style:text-properties style:text-underline-style="none" fo:font-weight="normal" officeooo:rsid="0032f498" officeooo:paragraph-rsid="0032f498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text-underline-style="none" fo:font-weight="normal" officeooo:rsid="0030df6f" officeooo:paragraph-rsid="0030df6f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text-underline-style="none" fo:font-weight="normal" officeooo:rsid="003f2597" officeooo:paragraph-rsid="003f2597" style:font-weight-asian="normal" style:font-weight-complex="normal"/>
    </style:style>
    <style:style style:name="P17" style:family="paragraph" style:parent-style-name="Standard">
      <style:text-properties style:text-underline-style="none" officeooo:rsid="003d798c" officeooo:paragraph-rsid="003d798c"/>
    </style:style>
    <style:style style:name="P18" style:family="paragraph" style:parent-style-name="Standard">
      <style:paragraph-properties fo:text-align="center" style:justify-single-word="false"/>
      <style:text-properties style:text-underline-style="none" officeooo:rsid="004024cf" officeooo:paragraph-rsid="004024cf"/>
    </style:style>
    <style:style style:name="P19" style:family="paragraph" style:parent-style-name="Standard">
      <style:text-properties style:text-underline-style="none" officeooo:rsid="0042da70" officeooo:paragraph-rsid="0042da70"/>
    </style:style>
    <style:style style:name="P20" style:family="paragraph" style:parent-style-name="Standard">
      <style:text-properties fo:font-weight="bold" officeooo:paragraph-rsid="001e50b4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rial" fo:font-size="12pt" fo:language="es" fo:country="ES" style:text-underline-style="solid" style:text-underline-width="auto" style:text-underline-color="font-color" officeooo:rsid="001e50b4" officeooo:paragraph-rsid="003d3ffd" style:font-size-asian="12pt" style:font-name-complex="Arial"/>
    </style:style>
    <style:style style:name="P22" style:family="paragraph" style:parent-style-name="Standard">
      <style:paragraph-properties fo:text-align="center" style:justify-single-word="false"/>
      <style:text-properties style:font-name="Arial" fo:font-size="12pt" fo:language="es" fo:country="ES" style:text-underline-style="solid" style:text-underline-width="auto" style:text-underline-color="font-color" officeooo:paragraph-rsid="003d3ffd" style:font-size-asian="12pt" style:font-name-complex="Ari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fo:language="es" fo:country="ES" style:text-underline-style="none" fo:font-weight="normal" officeooo:paragraph-rsid="003f2597" style:font-size-asian="12pt" style:font-weight-asian="normal" style:font-name-complex="Arial"/>
    </style:style>
    <style:style style:name="P24" style:family="paragraph" style:parent-style-name="Text_20_body">
      <style:paragraph-properties fo:text-align="center" style:justify-single-word="false"/>
      <style:text-properties fo:language="es" fo:country="ES"/>
    </style:style>
    <style:style style:name="P25" style:family="paragraph" style:parent-style-name="Text_20_body">
      <style:text-properties fo:language="es" fo:country="ES" style:text-underline-style="none" officeooo:paragraph-rsid="003f2597"/>
    </style:style>
    <style:style style:name="P26" style:family="paragraph" style:parent-style-name="Text_20_body">
      <style:paragraph-properties fo:text-align="center" style:justify-single-word="false"/>
    </style:style>
    <style:style style:name="P27" style:family="paragraph" style:parent-style-name="Table_20_Contents">
      <style:paragraph-properties fo:text-align="justify" style:justify-single-word="false"/>
    </style:style>
    <style:style style:name="P28" style:family="paragraph" style:parent-style-name="Table_20_Contents">
      <style:paragraph-properties fo:text-align="justify" style:justify-single-word="false"/>
      <style:text-properties officeooo:rsid="0044b6d9" officeooo:paragraph-rsid="0044b6d9"/>
    </style:style>
    <style:style style:name="P29" style:family="paragraph" style:parent-style-name="Standard" style:list-style-name="L1">
      <style:text-properties style:text-underline-style="none" officeooo:rsid="001e50b4" officeooo:paragraph-rsid="001e50b4"/>
    </style:style>
    <style:style style:name="P30" style:family="paragraph" style:parent-style-name="Standard" style:list-style-name="L1">
      <style:text-properties style:text-underline-style="none" officeooo:rsid="001e50b4" officeooo:paragraph-rsid="00367ac0"/>
    </style:style>
    <style:style style:name="P31" style:family="paragraph" style:parent-style-name="Standard" style:list-style-name="L1">
      <style:text-properties style:text-underline-style="none" officeooo:rsid="001e50b4" officeooo:paragraph-rsid="0028017d"/>
    </style:style>
    <style:style style:name="P32" style:family="paragraph" style:parent-style-name="Standard">
      <style:paragraph-properties fo:text-align="justify" style:justify-single-word="false"/>
      <style:text-properties style:text-underline-style="none" officeooo:rsid="001e50b4" officeooo:paragraph-rsid="00338182"/>
    </style:style>
    <style:style style:name="P33" style:family="paragraph" style:parent-style-name="Standard">
      <style:text-properties style:text-underline-style="none" fo:font-weight="normal" officeooo:rsid="0044b6d9" officeooo:paragraph-rsid="0044b6d9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text-underline-style="none" fo:font-weight="normal" officeooo:rsid="003f2597" officeooo:paragraph-rsid="003f2597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text-underline-style="none" fo:font-weight="normal" officeooo:rsid="004692d0" officeooo:paragraph-rsid="004692d0" style:font-weight-asian="normal" style:font-weight-complex="normal"/>
    </style:style>
    <style:style style:name="P36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4692d0" officeooo:paragraph-rsid="004692d0" style:font-weight-asian="normal" style:font-weight-complex="normal"/>
    </style:style>
    <style:style style:name="P37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485fde" officeooo:paragraph-rsid="00485fde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text-underline-style="none" officeooo:rsid="0044b6d9" officeooo:paragraph-rsid="0044b6d9"/>
    </style:style>
    <style:style style:name="P39" style:family="paragraph" style:parent-style-name="Standard">
      <style:text-properties style:text-underline-style="none" officeooo:rsid="004692d0" officeooo:paragraph-rsid="004692d0"/>
    </style:style>
    <style:style style:name="T1" style:family="text">
      <style:text-properties officeooo:rsid="00367ac0"/>
    </style:style>
    <style:style style:name="T2" style:family="text">
      <style:text-properties officeooo:rsid="002c54a0"/>
    </style:style>
    <style:style style:name="T3" style:family="text">
      <style:text-properties officeooo:rsid="002e133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2f498" style:font-weight-asian="bold" style:font-weight-complex="bold"/>
    </style:style>
    <style:style style:name="T6" style:family="text">
      <style:text-properties fo:font-weight="bold" officeooo:rsid="003d798c" style:font-weight-asian="bold" style:font-weight-complex="bold"/>
    </style:style>
    <style:style style:name="T7" style:family="text">
      <style:text-properties fo:font-weight="bold" officeooo:rsid="002e1338" style:font-weight-asian="bold" style:font-weight-complex="bold"/>
    </style:style>
    <style:style style:name="T8" style:family="text">
      <style:text-properties fo:font-weight="bold" officeooo:rsid="002f0106" style:font-weight-asian="bold" style:font-weight-complex="bold"/>
    </style:style>
    <style:style style:name="T9" style:family="text">
      <style:text-properties fo:font-weight="bold" officeooo:rsid="001e50b4" style:font-weight-asian="bold" style:font-weight-complex="bold"/>
    </style:style>
    <style:style style:name="T10" style:family="text">
      <style:text-properties officeooo:rsid="002f0106"/>
    </style:style>
    <style:style style:name="T11" style:family="text">
      <style:text-properties style:font-name="Times New Roman" fo:font-size="12pt" fo:language="es" fo:country="ES"/>
    </style:style>
    <style:style style:name="T12" style:family="text">
      <style:text-properties officeooo:rsid="0032691d"/>
    </style:style>
    <style:style style:name="T13" style:family="text">
      <style:text-properties officeooo:rsid="0032f498"/>
    </style:style>
    <style:style style:name="T14" style:family="text">
      <style:text-properties officeooo:rsid="00379a15"/>
    </style:style>
    <style:style style:name="T15" style:family="text">
      <style:text-properties officeooo:rsid="0037f7bf"/>
    </style:style>
    <style:style style:name="T16" style:family="text">
      <style:text-properties officeooo:rsid="0039b3b6"/>
    </style:style>
    <style:style style:name="T17" style:family="text">
      <style:text-properties officeooo:rsid="003d3ffd"/>
    </style:style>
    <style:style style:name="T18" style:family="text">
      <style:text-properties style:font-name="Arial" fo:font-size="12pt" fo:language="es" fo:country="ES" fo:font-weight="normal" officeooo:rsid="0032691d" style:font-size-asian="12pt" style:font-weight-asian="normal" style:font-name-complex="Arial"/>
    </style:style>
    <style:style style:name="T19" style:family="text">
      <style:text-properties style:font-name="Arial" fo:font-size="12pt" fo:font-weight="normal" officeooo:rsid="0032691d" style:font-size-asian="12pt" style:font-weight-asian="normal" style:font-name-complex="Arial"/>
    </style:style>
    <style:style style:name="T20" style:family="text">
      <style:text-properties officeooo:rsid="004024cf"/>
    </style:style>
    <style:style style:name="T21" style:family="text">
      <style:text-properties officeooo:rsid="0040d466"/>
    </style:style>
    <style:style style:name="T22" style:family="text">
      <style:text-properties officeooo:rsid="0042da70"/>
    </style:style>
    <style:style style:name="T23" style:family="text">
      <style:text-properties officeooo:rsid="0043f060"/>
    </style:style>
    <style:style style:name="T24" style:family="text">
      <style:text-properties officeooo:rsid="0044b6d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ACTA DE REUNIÓN DEL EQUIPO EDUCATIVO DE</text:p>
      <text:p text:style-name="P21"><text:span text:style-name="T17">1</text:span>º CFGM <text:span text:style-name="T20">1º </text:span>EVALUACIÓN SIN NOTA 201<text:span text:style-name="T24">7</text:span>/1<text:span text:style-name="T24">8</text:span></text:p>
      <text:p text:style-name="P6"/>
      <text:p text:style-name="P11">En Haría, <text:span text:style-name="T16">siendo las 16</text:span> <text:span text:style-name="T16">horas del día 18 de o</text:span>ctubre de 201<text:span text:style-name="T22">7</text:span>, se reúne el Equipo Educativo de 1º de Ciclo <text:span text:style-name="T3">F</text:span>ormativo de Grado Medio Sistemas Microinformáticos y Redes para llevar a cabo la primera evaluación sin nota <text:span text:style-name="T17">del citado grupo</text:span>.</text:p>
      <text:p text:style-name="P6"/>
      <text:p text:style-name="P6">Asisten <text:span text:style-name="T20">a la sesión </text:span>los siguientes profesores:</text:p>
      <text:list xml:id="list2719623194" text:style-name="L1">
        <text:list-header>
          <text:p text:style-name="P29"/>
        </text:list-header>
        <text:list-item>
          <text:p text:style-name="P30"><text:span text:style-name="T1">Leticia Vega Rodríguez - F</text:span>ormación y Orient<text:span text:style-name="T2">a</text:span>ción Laboral (FOL).</text:p>
        </text:list-item>
        <text:list-item>
          <text:p text:style-name="P29">Iván Chillón García: Redes Locales (RDE) <text:span text:style-name="T22">y tutor</text:span></text:p>
        </text:list-item>
        <text:list-item>
          <text:p text:style-name="P29">Etiel Dominguez Sánchez – <text:span text:style-name="T3">Montaje y Mantenimiento de Equipos (MJE) </text:span>y Sistemas O<text:span text:style-name="T3">p</text:span>erativos M<text:span text:style-name="T3">o</text:span>nopuestos <text:span text:style-name="T3">(SSV).</text:span></text:p>
        </text:list-item>
        <text:list-item>
          <text:p text:style-name="P31"><text:span text:style-name="T22">Francisco Atoche Betancort</text:span> – Aplicaciones Ofimáticas (AIF).</text:p>
        </text:list-item>
      </text:list>
      <text:p text:style-name="P7"/>
      <text:p text:style-name="P12"><text:span text:style-name="T4">O</text:span><text:span text:style-name="T6">RDEN DEL DÍA:</text:span> </text:p>
      <text:p text:style-name="P17">- Informe del alumnado.</text:p>
      <text:p text:style-name="P17">- Evaluación general del alumnado.</text:p>
      <text:p text:style-name="P17">- Toma de acuerdos.</text:p>
      <text:p text:style-name="P6"/>
      <text:p text:style-name="P2">DESARROLLO DE LA SESIÓN</text:p>
      <text:p text:style-name="P6"/>
      <text:p text:style-name="P20">1- INFORMACIÓN AL PROFESORADO DEL GRUPO DE LOS SIGUIENTES</text:p>
      <text:p text:style-name="P2">ASPECTOS:</text:p>
      <text:p text:style-name="P6"/>
      <text:p text:style-name="P4">1.1. COMPOSICIÓN DEL GRUPO.</text:p>
      <text:p text:style-name="P13">Se trata de <text:span text:style-name="T22">26 alumnos, 11 de los cuales son menores de edad.</text:span> La procedencia de los alumnos es d<text:span text:style-name="T3">i</text:span>versa tanto en cuanto a los estudios anteriores como la localidad de la que proceden.</text:p>
      <text:p text:style-name="P6"/>
      <text:p text:style-name="P6">En su mayoría acceden al centro utilizando el transporte escolar y vienen de otros municipios de la isla, <text:span text:style-name="T1">seis</text:span> alumnos residen en la Residencia Escolar.</text:p>
      <text:p text:style-name="P6"/>
      <text:p text:style-name="P6"><text:span text:style-name="T4">1.2. ALUMNADO REPETIDOR </text:span><text:span text:style-name="T7">Y/O CON MATERIAS PENDIENTES</text:span></text:p>
      <text:p text:style-name="P19">Asier, Randy, Felipe y Ángelo. </text:p>
      <text:p text:style-name="P6"/>
      <text:p text:style-name="P5">1.3. VISIÓN GLOBAL DEL GRUPO: CONVIVENCIA, MOTIVACIÓN Y RENDIMIENTO EN CLASE</text:p>
      <text:p text:style-name="P15"><text:span text:style-name="T11">La convivencia entre el alumnado se puede definir como adecuada. El trato entre los alumnos del grupo es cordial. A primera vista y si mantienen este tipo de actitud, no deberían surgir grandes problemas a lo largo del curso en lo que se refiere a este aspecto.</text:span> </text:p>
      <text:p text:style-name="P15"/>
      <text:p text:style-name="P16">En general la asistencia es buena salvo en casos concretos de alumnos y no hay alteraciones del orden dignas de mención.</text:p>
      <text:p text:style-name="P16"/>
      <text:p text:style-name="P35">De los 26 alumnos matriculados, Samuel Carrera Ruíz y Héctor Sevilla Betancor, aunque aparecen en lista están realizando otros estudios o fuera de la isla. Además, Ignacio Irrazabal Peirán ha dejado de venir a clase y Reginaldo Nsue Ntutumu se ha incorporado recientemente a clase por lo que deberá ponerse al día.</text:p>
      <text:p text:style-name="P35"/>
      <text:p text:style-name="P35">Los alumnos con más faltas sin justificar y de los que se debería hacer seguimiento son:</text:p>
      <text:list xml:id="list79108930" text:style-name="L2">
        <text:list-item>
          <text:p text:style-name="P36"><text:soft-page-break/>Alexi García Abollo – 7 días con faltas sin justificar</text:p>
        </text:list-item>
        <text:list-item>
          <text:p text:style-name="P37">Alain Laita Solachi – 8 días con faltas sin justificar</text:p>
        </text:list-item>
        <text:list-item>
          <text:p text:style-name="P36">Jonatan Hernández Martínez – 12 días con faltas sin justificar</text:p>
        </text:list-item>
        <text:list-item>
          <text:p text:style-name="P37">Sergio Humia Velasco – 6 días con faltas sin justificar</text:p>
        </text:list-item>
      </text:list>
      <text:p text:style-name="P16"/>
      <text:p text:style-name="P2"/>
      <text:p text:style-name="P6"><text:span text:style-name="T4">2.- </text:span><text:span text:style-name="T8">DATOS SIGNIFICACTIVOS DEL ALUMNADO</text:span><text:span text:style-name="T4">:</text:span></text:p>
      <text:p text:style-name="P2"/>
      <text:p text:style-name="P2">2.1. <text:span text:style-name="T10">ALUMNADO CON MATERIAS PENDIENTES</text:span></text:p>
      <text:p text:style-name="P19">Los cuatro alumnos que repiten lo hacen con todos los módulos excepto el de FOL</text:p>
      <text:p text:style-name="P6"/>
      <text:p text:style-name="P2">2.2. <text:span text:style-name="T10">HÁBITOS DE TRABAJO, DE CONDUCTA E INTEGRACIÓN EN EL GRUPO</text:span></text:p>
      <text:p text:style-name="P6">La <text:s/>capacidad de trabajo y aprendizaje del grupo es buena <text:span text:style-name="T14">pero </text:span>el rendimiento <text:span text:style-name="T14">podría mejorar, al ser un grupo grande y heterogéneo, en ciertos momentos del aprendizaje hay grupos de alumnos que se distraen. Pero</text:span> <text:span text:style-name="T14">l</text:span>a mayoría son trabajadores y tranquilos.</text:p>
      <text:p text:style-name="P6"/>
      <text:p text:style-name="P6"/>
      <text:p text:style-name="P3"><text:span text:style-name="T13">2.3.</text:span>.<text:span text:style-name="T13">ALUMNOS CON ENFERMEDADES QUE DEBAN SER TENIDAS EN CUENTA POR EL PROFESOR.</text:span></text:p>
      <text:p text:style-name="P33">Asier Álvarez Martínez Asma</text:p>
      <text:p text:style-name="P14"><text:span text:style-name="T15">Felipe González Rodríguez</text:span> presenta <text:span text:style-name="T21">una discapacidad intelectual de un 30%</text:span>. </text:p>
      <text:p text:style-name="P33">Javier Díaz Moreno discapacidad intelectual de un 30%</text:p>
      <text:p text:style-name="P33">Francisco Abel Ramos Pérez</text:p>
      <text:p text:style-name="P14"/>
      <text:p text:style-name="P39"><text:span text:style-name="T5">2.</text:span><text:span text:style-name="T4">4. </text:span><text:span text:style-name="T9">ACUERDOS Y DECISIONES ADOPTADAS POR EL EQUIPO DOCENTE.</text:span></text:p>
      <text:p text:style-name="P8">Se decide <text:span text:style-name="T16">realizar una nueva organización de sitios en la clase, atendiendo a su trabajo realizado hasta este momento y a las notas que han sacado en los respectivos exámenes de los módulos. También se tiene en cuenta la afinidad y la posibilidad de ayudarse y se intenta separar a los alumnos que tienden a distraerse con facilidad tal y cómo están dispuestos actualmente. La disposición de los alumnos en el aula, empezando por la primera fila, quedará la siguiente:</text:span></text:p>
      <text:p text:style-name="P8"/>
      <table:table table:name="Tabla1" table:style-name="Tabla1">
        <table:table-column table:style-name="Tabla1.A" table:number-columns-repeated="8"/>
        <table:table-row>
          <table:table-cell table:style-name="Tabla1.A1" office:value-type="string">
            <text:p text:style-name="P28">Randy</text:p>
          </table:table-cell>
          <table:table-cell table:style-name="Tabla1.A1" office:value-type="string">
            <text:p text:style-name="P28">Alberto</text:p>
          </table:table-cell>
          <table:table-cell table:style-name="Tabla1.A1" office:value-type="string">
            <text:p text:style-name="P28">Juan</text:p>
          </table:table-cell>
          <table:table-cell table:style-name="Tabla1.A1" office:value-type="string">
            <text:p text:style-name="P28">Asier</text:p>
          </table:table-cell>
          <table:table-cell table:style-name="Tabla1.E1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28">Brayan</text:p>
          </table:table-cell>
          <table:table-cell table:style-name="Tabla1.A2" office:value-type="string">
            <text:p text:style-name="P28">Rubén</text:p>
          </table:table-cell>
          <table:table-cell table:style-name="Tabla1.A2" office:value-type="string">
            <text:p text:style-name="P28">Javier</text:p>
          </table:table-cell>
          <table:table-cell table:style-name="Tabla1.A2" office:value-type="string">
            <text:p text:style-name="P28">Roberto</text:p>
          </table:table-cell>
          <table:table-cell table:style-name="Tabla1.A2" office:value-type="string">
            <text:p text:style-name="P28">Sergio H</text:p>
          </table:table-cell>
          <table:table-cell table:style-name="Tabla1.A2" office:value-type="string">
            <text:p text:style-name="P28">Ángelo</text:p>
          </table:table-cell>
          <table:table-cell table:style-name="Tabla1.A2" office:value-type="string">
            <text:p text:style-name="P28">Sergio F</text:p>
          </table:table-cell>
          <table:table-cell table:style-name="Tabla1.H2" office:value-type="string">
            <text:p text:style-name="P28">Felipe</text:p>
          </table:table-cell>
        </table:table-row>
        <table:table-row>
          <table:table-cell table:style-name="Tabla1.A2" office:value-type="string">
            <text:p text:style-name="P28">Reginaldo</text:p>
          </table:table-cell>
          <table:table-cell table:style-name="Tabla1.A2" office:value-type="string">
            <text:p text:style-name="P28">Alejandro</text:p>
          </table:table-cell>
          <table:table-cell table:style-name="Tabla1.A2" office:value-type="string">
            <text:p text:style-name="P28">Óscar</text:p>
          </table:table-cell>
          <table:table-cell table:style-name="Tabla1.A2" office:value-type="string">
            <text:p text:style-name="P28">Héctor</text:p>
          </table:table-cell>
          <table:table-cell table:style-name="Tabla1.A2" office:value-type="string">
            <text:p text:style-name="P28">Fran</text:p>
          </table:table-cell>
          <table:table-cell table:style-name="Tabla1.A2" office:value-type="string">
            <text:p text:style-name="P28">Johan</text:p>
          </table:table-cell>
          <table:table-cell table:style-name="Tabla1.A2" office:value-type="string">
            <text:p text:style-name="P28">Alain</text:p>
          </table:table-cell>
          <table:table-cell table:style-name="Tabla1.H2" office:value-type="string">
            <text:p text:style-name="P27"/>
          </table:table-cell>
        </table:table-row>
        <table:table-row>
          <table:table-cell table:style-name="Tabla1.A2" office:value-type="string">
            <text:p text:style-name="P28">Adrián</text:p>
          </table:table-cell>
          <table:table-cell table:style-name="Tabla1.A2" office:value-type="string">
            <text:p text:style-name="P28">Azael</text:p>
          </table:table-cell>
          <table:table-cell table:style-name="Tabla1.A2" office:value-type="string">
            <text:p text:style-name="P28">Alexi</text:p>
          </table:table-cell>
          <table:table-cell table:style-name="Tabla1.A2" office:value-type="string">
            <text:p text:style-name="P27"/>
          </table:table-cell>
          <table:table-cell table:style-name="Tabla1.A2" office:value-type="string">
            <text:p text:style-name="P28">Jonatan</text:p>
          </table:table-cell>
          <table:table-cell table:style-name="Tabla1.A2" office:value-type="string">
            <text:p text:style-name="P27"/>
          </table:table-cell>
          <table:table-cell table:style-name="Tabla1.H2" table:number-columns-spanned="2" office:value-type="string">
            <text:p text:style-name="P27"/>
          </table:table-cell>
          <table:covered-table-cell/>
        </table:table-row>
      </table:table>
      <text:p text:style-name="P8"/>
      <text:p text:style-name="P8"/>
      <text:p text:style-name="P38">También se acuerda hacer especial seguimiento de que el alumnado no instale o use juegos en los equipos de clase, de que se mantengan en las proximidades del aula en los cambios de hora y de que existe ambiente de trabajo. Deberán haber previstos en los diferentes módulos actividades complementarias para cuando hayan completado todo el trabajo o finalicen los exámenes.</text:p>
      <text:p text:style-name="P8"/>
      <text:p text:style-name="P10"/>
      <text:p text:style-name="P9"/>
      <text:p text:style-name="P6">Sin más asuntos que tratar, se da por concluida esta primera sesión de la evaluación sin nota, siendo las 17:<text:span text:style-name="T23">0</text:span>0 horas del día 1<text:span text:style-name="T23">8</text:span> de octubre de 201<text:span text:style-name="T23">7</text:span>, de todo lo cual yo, como coordinador de esta sesión de evaluación, doy fe.</text:p>
      <text:p text:style-name="P6"/>
      <text:p text:style-name="P6"/>
      <text:p text:style-name="P6"><text:soft-page-break/></text:p>
      <text:p text:style-name="P18">En Haría, a 1<text:span text:style-name="T23">8</text:span> de octubre de 201<text:span text:style-name="T23">7</text:span>.<text:span text:style-name="T18"> </text:span></text:p>
      <text:p text:style-name="P23"/>
      <text:p text:style-name="P25"><text:span text:style-name="T19"><text:tab/><text:tab/><text:tab/><text:tab/><text:tab/> <text:s text:c="6"/></text:span><text:span text:style-name="T12">El tutor del grupo</text:span></text:p>
      <text:p text:style-name="P26"/>
      <text:p text:style-name="P26"/>
      <text:p text:style-name="P24">Fdo.: <text:span text:style-name="T23">Iván Chillón García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15%"/>
      <style:text-properties style:text-underline-style="none" fo:font-weight="bold" officeooo:rsid="00212ae4" officeooo:paragraph-rsid="001e50b4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5T14:04:12.623924000</meta:creation-date>
    <dc:date>2017-10-23T21:03:00.767715513</dc:date>
    <meta:editing-duration>P3DT11M56S</meta:editing-duration>
    <meta:editing-cycles>25</meta:editing-cycles>
    <meta:generator>LibreOffice/5.4.2.2$Linux_X86_64 LibreOffice_project/40m0$Build-2</meta:generator>
    <meta:document-statistic meta:table-count="1" meta:image-count="0" meta:object-count="0" meta:page-count="3" meta:paragraph-count="70" meta:word-count="745" meta:character-count="4428" meta:non-whitespace-character-count="3737"/>
  </office:meta>
</office:document-meta>
</file>